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0236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0236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7797a" officeooo:paragraph-rsid="00596cda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6cda" officeooo:paragraph-rsid="00596cda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56018f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27e0" officeooo:paragraph-rsid="005b27e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Liberation Sans" fo:font-size="14pt" fo:font-weight="normal" officeooo:rsid="00590236" officeooo:paragraph-rsid="00590236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Liberation Sans" fo:font-size="14pt" fo:font-weight="normal" officeooo:rsid="004e345b" officeooo:paragraph-rsid="00537551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5222d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0236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12c74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7129c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96cda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b27e0" officeooo:paragraph-rsid="005b27e0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6018f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90236"/>
    </style:style>
    <style:style style:name="T6" style:family="text">
      <style:text-properties officeooo:rsid="0041a84b"/>
    </style:style>
    <style:style style:name="T7" style:family="text">
      <style:text-properties officeooo:rsid="0055222d"/>
    </style:style>
    <style:style style:name="T8" style:family="text">
      <style:text-properties officeooo:rsid="0056018f"/>
    </style:style>
    <style:style style:name="T9" style:family="text">
      <style:text-properties style:font-name-asian="Liberation Serif" style:font-name-complex="Liberation Serif"/>
    </style:style>
    <style:style style:name="T10" style:family="text">
      <style:text-properties officeooo:rsid="0055222d" style:font-name-asian="Liberation Serif" style:font-name-complex="Liberation Seri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90236" style:font-weight-asian="normal" style:font-weight-complex="normal"/>
    </style:style>
    <style:style style:name="T13" style:family="text">
      <style:text-properties fo:font-weight="normal" officeooo:rsid="00596cda" style:font-weight-asian="normal" style:font-weight-complex="normal"/>
    </style:style>
    <style:style style:name="T14" style:family="text">
      <style:text-properties officeooo:rsid="00596cda"/>
    </style:style>
    <style:style style:name="T15" style:family="text">
      <style:text-properties officeooo:rsid="005bca9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/text:p>
      <text:list xml:id="list4134600469" text:style-name="L1">
        <text:list-item>
          <text:p text:style-name="P4"><text:span text:style-name="T15">A</text:span>bscisse d’un point sur une demi-droite graduée.</text:p>
        </text:list-item>
        <text:list-item>
          <text:p text:style-name="P4"><text:span text:style-name="T15">C</text:span>omparaison de nombres décimaux.</text:p>
        </text:list-item>
      </text:list>
      <text:h text:style-name="P3" text:outline-level="1">Déroulé</text:h>
      <text:list xml:id="list999744211" text:style-name="L2">
        <text:list-item>
          <text:p text:style-name="P14">Questions Flash<text:span text:style-name="T11"> (10 min)</text:span></text:p>
          <text:p text:style-name="P5">Réactivation géométrie</text:p>
        </text:list-item>
        <text:list-item>
          <text:p text:style-name="P15">Correction TaF<text:span text:style-name="T11"> </text:span><text:span text:style-name="T12">(10 min)</text:span></text:p>
          <text:p text:style-name="P11">Activité chocolat : placer les prix sur une demi-droite</text:p>
          <text:p text:style-name="P12">ex. <text:span text:style-name="T5">41</text:span> p. 4<text:span text:style-name="T5">1</text:span> : <text:span text:style-name="T5">abscisse d’un point</text:span></text:p>
        </text:list-item>
        <text:list-item>
          <text:p text:style-name="P16">Institutionalisation<text:span text:style-name="T11"> </text:span><text:span text:style-name="T13">(20 min)</text:span></text:p>
          <text:p text:style-name="P5">Abscisse et demi-droite graduée</text:p>
          <text:p text:style-name="P5">Comparaison</text:p>
        </text:list-item>
        <text:list-item>
          <text:p text:style-name="P17">Entrainement <text:span text:style-name="T13">(30 min)</text:span></text:p>
          <text:p text:style-name="P6">ex. 4<text:span text:style-name="T14">2</text:span> p. 41 : <text:span text:style-name="T14">Placer des points sur une droite graduée à construire</text:span></text:p>
          <text:p text:style-name="P6">ex. 47 p. 41 : Comparaison décimaux</text:p>
          <text:p text:style-name="P7">ex. <text:span text:style-name="T7">4</text:span><text:span text:style-name="T8">0</text:span> p. 4<text:span text:style-name="T7">1</text:span> : <text:span text:style-name="T7">Donner le nombre repéré par un point sur une droite, dont on voit l’origine</text:span></text:p>
          <text:p text:style-name="P13"><text:span text:style-name="T9">ex. </text:span><text:span text:style-name="T10">43</text:span><text:span text:style-name="T9"> p. 4</text:span><text:span text:style-name="T10">1</text:span><text:span text:style-name="T9"> : </text:span><text:span text:style-name="T10">Donner le nombre repéré par un point sur une droite, dont on ne voit pas l’origine</text:span></text:p>
        </text:list-item>
        <text:list-item>
          <text:p text:style-name="P19"><text:span text:style-name="T10">T</text:span><text:span text:style-name="T9">aF</text:span></text:p>
          <text:p text:style-name="P18">Evaluation (30 min) mardi prochain (17/10) : nombres décimaux</text:p>
          <text:list>
            <text:list-item>
              <text:p text:style-name="P10">fraction décimale et écriture décimale</text:p>
            </text:list-item>
            <text:list-item>
              <text:p text:style-name="P10">demi-droite graduée et abscisse</text:p>
            </text:list-item>
            <text:list-item>
              <text:p text:style-name="P10">comparaison de décimaux</text:p>
            </text:list-item>
          </text:list>
          <text:p text:style-name="P8">Finir les exercices commencés en cours</text:p>
          <text:p text:style-name="P9">ex<text:span text:style-name="T4">. </text:span><text:span text:style-name="T7">4</text:span><text:span text:style-name="T14">9</text:span><text:span text:style-name="T4"> p. 4</text:span><text:span text:style-name="T7">1</text:span><text:span text:style-name="T4"> : </text:span>Placer des points à certaines absciss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month number:calendar="jewish" number:style="long" number:textual="true"/>
      <number:text> </number:text>
      <number:day number:calendar="jewish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</number:date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90236"/>
    </style:style>
    <style:style style:name="MT6" style:family="text">
      <style:text-properties officeooo:rsid="0041a84b"/>
    </style:style>
    <style:style style:name="MT7" style:family="text">
      <style:text-properties officeooo:rsid="0055222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5</text:span><text:span text:style-name="MT6"> - </text:span><text:span text:style-name="MT7">1</text:span><text:span text:style-name="MT5">3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2:49:43.504882434</dc:date>
    <meta:editing-duration>PT12H12M27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82" meta:character-count="956" meta:non-whitespace-character-count="820"/>
  </office:meta>
</office:document-meta>
</file>